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850ce" officeooo:paragraph-rsid="000cec1a"/>
    </style:style>
    <style:style style:name="P2" style:family="paragraph" style:parent-style-name="Standard">
      <style:text-properties officeooo:rsid="001f16fb" officeooo:paragraph-rsid="000cec1a"/>
    </style:style>
    <style:style style:name="P3" style:family="paragraph" style:parent-style-name="Standard">
      <style:text-properties officeooo:rsid="00208b93" officeooo:paragraph-rsid="000cec1a"/>
    </style:style>
    <style:style style:name="P4" style:family="paragraph" style:parent-style-name="Standard">
      <style:text-properties officeooo:rsid="002256ba" officeooo:paragraph-rsid="000cec1a"/>
    </style:style>
    <style:style style:name="P5" style:family="paragraph" style:parent-style-name="Standard">
      <style:text-properties style:font-name="Dudu Cyryllic" officeooo:rsid="002256ba" officeooo:paragraph-rsid="000cec1a"/>
    </style:style>
    <style:style style:name="P6" style:family="paragraph" style:parent-style-name="Standard">
      <style:text-properties style:font-name="Liberation Serif" fo:font-style="italic" officeooo:rsid="002256ba" officeooo:paragraph-rsid="000cec1a" style:font-style-asian="italic" style:font-style-complex="italic"/>
    </style:style>
    <style:style style:name="P7" style:family="paragraph" style:parent-style-name="Standard">
      <style:text-properties style:font-name="Liberation Serif" fo:font-style="italic" officeooo:rsid="0025390e" officeooo:paragraph-rsid="000cec1a" style:font-style-asian="italic" style:font-style-complex="italic"/>
    </style:style>
    <style:style style:name="P8" style:family="paragraph" style:parent-style-name="Standard">
      <style:text-properties officeooo:rsid="0023fda5" officeooo:paragraph-rsid="000cec1a"/>
    </style:style>
    <style:style style:name="P9" style:family="paragraph" style:parent-style-name="Standard">
      <style:text-properties officeooo:rsid="0025390e" officeooo:paragraph-rsid="000cec1a"/>
    </style:style>
    <style:style style:name="P10" style:family="paragraph" style:parent-style-name="Standard">
      <style:text-properties officeooo:rsid="00278847" officeooo:paragraph-rsid="000cec1a"/>
    </style:style>
    <style:style style:name="P11" style:family="paragraph" style:parent-style-name="Heading_20_2">
      <style:paragraph-properties fo:text-align="center" style:justify-single-word="false"/>
      <style:text-properties officeooo:rsid="001f16fb" officeooo:paragraph-rsid="000cec1a"/>
    </style:style>
    <style:style style:name="T1" style:family="text">
      <style:text-properties officeooo:rsid="00ba892c"/>
    </style:style>
    <style:style style:name="T2" style:family="text">
      <style:text-properties officeooo:rsid="00ba86a1"/>
    </style:style>
    <style:style style:name="T3" style:family="text">
      <style:text-properties officeooo:rsid="0091fd8b"/>
    </style:style>
    <style:style style:name="T4" style:family="text">
      <style:text-properties officeooo:rsid="002256ba"/>
    </style:style>
    <style:style style:name="T5" style:family="text">
      <style:text-properties officeooo:rsid="0007ce53"/>
    </style:style>
    <style:style style:name="T6" style:family="text">
      <style:text-properties officeooo:rsid="02b5e6d7"/>
    </style:style>
    <style:style style:name="T7" style:family="text">
      <style:text-properties officeooo:rsid="00939a83"/>
    </style:style>
    <style:style style:name="T8" style:family="text">
      <style:text-properties officeooo:rsid="0025cafa"/>
    </style:style>
    <style:style style:name="T9" style:family="text">
      <style:text-properties officeooo:rsid="002850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/>
      <text:p text:style-name="P2"/>
      <text:p text:style-name="P3">Кроме голубей мне ещё нравились праздники, особенно Новый год.</text:p>
      <text:p text:style-name="P3">Ёлку ставили в комнате родителей, перед <text:span text:style-name="T2">белой </text:span>тюлевой занавесью балконной двери.</text:p>
      <text:p text:style-name="P3">Из кладовой доставались <text:span text:style-name="T2">фанерные ящички</text:span> <text:span text:style-name="T3">от бывших почтовых посылок </text:span>с хрупкими блестящими игрушками: дюймовочки, гномики, деды морозики, корзиночки, сверлообразные лиловые сосульки, шары с инкрустированными с двух сторон снежинками и просто шары, звёзды в обрамлении тоненьких стеклянных трубочек, пушистые гирлянды дождика из золотой фольги.</text:p>
      <text:p text:style-name="P3">А бумажные гирлянды-цепи мы делали вместе с мамой — раскрашивали бумагу акварельными красками <text:span text:style-name="T2">и,</text:span> когда высохнет, <text:s/>нарезали <text:span text:style-name="T2">её </text:span>полосками, <text:span text:style-name="T2">а</text:span> разноцветные полоски склеивали в звенья <text:span text:style-name="T2">длинных</text:span> цепей.</text:p>
      <text:p text:style-name="P3">В последнюю очередь, после украшения ёлки игрушками и конфетами, на ниточках продёрнутых сквозь фантики, <text:s/>под неё клали сугроб из белой ваты и ставили высокого Деда Мороза, на его фанерной подставке, <text:s/>в матерчатой шубе, с посохом и с наглухо зашитым мешком <text:span text:style-name="T2">через плечо</text:span>.</text:p>
      <text:p text:style-name="P3">Чуть не забыл — на ёлке мигали разноцветные огоньки лампочек на тонких проводах, <text:span text:style-name="T4">которые спускались <text:s/>под ватный сугроб у ёлочной крестовины на полу, где пряталась тяжёлая коробка трансформатора, который смастерил папа.</text:span></text:p>
      <text:p text:style-name="P4">И маску медведя для утренника в детском саду тоже он сделал.</text:p>
      <text:p text:style-name="P4">Мама объясн<text:span text:style-name="T2">и</text:span>ла как <text:span text:style-name="T2">она делается и</text:span> он <text:s/>принёс с работы какую-то особую глину, вылепил на листке фанеры морду с торчащим кверху носом, а когда глина высохла, покрывал её слоями марли и размоченных в воде газет.</text:p>
      <text:p text:style-name="P4">Через день-два морда высохла и затвердела, глину выбросили и осталась маска из папье-маше с дырочками для глаз. </text:p>
      <text:p text:style-name="P4">Её покрасили коричневой акварельной краской и мама пошила мне костюм из коричневого сатина — шаровары с пришитой к ним курточкой, через которую надо в них влазить, и на утреннике мне уже не завидно было смотреть на дровосеков с картонными топориками через плечо.</text:p>
      <text:p text:style-name="P5"/>
      <text:p text:style-name="P6"><text:span text:style-name="T5">(...д</text:span>о сих пор акварельные краски пахнут мне Новым годом; а может наоборот — точно не могу определиться...<text:span text:style-name="T5">)</text:span></text:p>
      <text:p text:style-name="P4"/>
      <text:p text:style-name="P4">А когда в <text:span text:style-name="T6">детскую</text:span> приносили разобранную родительскую кровать из их комнаты, значит вечером туда внесут столы от соседей и там соберутся гости.</text:p>
      <text:p text:style-name="P4">Будет шумно и гамно, все будут громко говорить, а пенсионер Морозов рассказывать, что в молодости он за семнадцать вёрст грёб вёслами в лодке на свидание, кто-то скажет, что значит того стоило и все будут хохотать и танцевать под пластинки на проигрывателе, потом опять разнобойно говорить, а мама запоёт про <text:span text:style-name="T6">огни на </text:span>улиц<text:span text:style-name="T6">ах</text:span> Саратова и веки её осоловело наползут на глаза.</text:p>
      <text:p text:style-name="P4">Мне станет стыдно, я заберусь к ней на колени и скажу: «Мама, не надо больше петь, не пей!», а она засмеётся и скажет, что уже не пьёт, <text:span text:style-name="T2">отодвинет стаканчик</text:span> и будет петь дальше.</text:p>
      <text:p text:style-name="P4">Потом гости будут долго расходиться, уносить столы, а меня отправят в детскую, <text:s/>где Сашка уже спит, а Наташ<text:span text:style-name="T6">к</text:span>а нет.</text:p>
      <text:p text:style-name="P4">На кухне будет позвякивать посуда, которую моют бабушка с мамой, а потом в нашей комнате ненадолго включат свет, чтобы забрать кровать родителей...</text:p>
      <text:p text:style-name="P4"/>
      <text:p text:style-name="P8">Ещё мама ходила на самодеятельность в Дом офицеров.</text:p>
      <text:p text:style-name="P8">Я знал, что это далеко, потому что пару раз родители брали меня туда в кино, на зависть Сашк<text:span text:style-name="T7">е</text:span> с Наташкой.</text:p>
      <text:p text:style-name="P8">Но один раз в киножурнале «Новости дня», который показывают перед каждым фильмом, <text:soft-page-break/>меня напугали кадры про фашистские концлагеря, где бульдозеры уминали рвы полные людских трупов.</text:p>
      <text:p text:style-name="P8">Мама велела мне зажмуриться и потом меня уже не брали в кино.</text:p>
      <text:p text:style-name="P8"/>
      <text:p text:style-name="P8">Зато папа взял меня на концерт маминой самодеятельности.</text:p>
      <text:p text:style-name="P8">Там пели под баян и что-то долго рассказывали и зал хлопал, а я всё ждал и не мог дождаться когда же будет мама.</text:p>
      <text:p text:style-name="P8">И наконец, когда на сцену вышли танцевать много тёть в одинаковых длинных юбках и дяденьки в сапогах, папа сказал: «Ну, вот и твоя мамочка!», а я никак не мог разглядеть где же она, пока папа ещё раз не показал, и тогда я уже смотрел только на неё, чтобы не потерять.</text:p>
      <text:p text:style-name="P9">Если б не такое пристальное внимание, то может я и пропустил бы тот <text:span text:style-name="T6">самый </text:span>момент, <text:span text:style-name="T6">что</text:span> на долгие годы, зашёл в меня как заноза, которую никак не вытащить,<text:span text:style-name="T2">а</text:span> просто надо не бередить и не надавливать то место, где она застряла.</text:p>
      <text:p text:style-name="P9">Под конец танца, когда все тётеньки кружились на сцене их юбки <text:s/>тоже вертелись, вздымаясь до колен, но только у моей мамы она вдруг всплеснулась и на миг мелькнули её ноги до самых трусиков.</text:p>
      <text:p text:style-name="P9">Мне стало <text:span text:style-name="T2">нестерпимо</text:span> стыдно. До самого окончания концерта я смотрел <text:span text:style-name="T2">уже только </text:span>в пол между рядами стульев, а по дороге домой ни с кем не хотел <text:s/>разговаривать <text:span text:style-name="T2">и не отвечал</text:span> с чего это я такой надутый.</text:p>
      <text:p text:style-name="P7"/>
      <text:p text:style-name="P7"><text:span text:style-name="T5">(...в те недостижимо далёкие времена я ещё не знал</text:span>...<text:span text:style-name="T5">)</text:span></text:p>
      <text:p text:style-name="P7"/>
      <text:p text:style-name="P9">Зачем вообще эти концерты, если у нас в комнате есть коричневая блестящая коробочка радио на стене, с белым регулятором громкости, который надо покрутить и поднять звук до упора и созвать всех в доме, когда выступает Аркадий Райкин, чтоб вместе смеяться, а потом опять сделать потише, пока идёт концерт для виолончели с оркестром или какой-то дяденька говорит какая это радостная новость, что революция на Кубе победила и он от радости выполнил две нормы за смену назло реваншистам и Аденауэру?</text:p>
      <text:p text:style-name="P9"/>
      <text:p text:style-name="P9">А вот праздник Первомай совсем <text:s/>не домашний. </text:p>
      <text:p text:style-name="P9">До него приходилось долго идти по дороге уводящей от углового дома всё дальше и дальше вниз.</text:p>
      <text:p text:style-name="P9">Но он мне тоже нравился, потому что туда шло ещё так много народа — и взрослых, и детей — и люди весело окликали друг друга, а в руках несли воздушные шарики, <text:span text:style-name="T8">тонкие веточки с примотанными к ним листиками из зелёной папиросной бумаги; или красные полотнища с белыми буквами между парой шестов, а ещё портреты всяких дяденек: и лысых, и не очень — на обструганных палках.</text:span></text:p>
      <text:p text:style-name="P10">У меня, как почти у всех детей, был красный прямоугольный флажок на тонкой, как карандаш, <text:span text:style-name="T1">только</text:span> чуть <text:span text:style-name="T1">по</text:span>длиннее, <text:span text:style-name="T7">п</text:span>алочке.</text:p>
      <text:p text:style-name="P10"><text:s/><text:span text:style-name="T7">Ж</text:span>ёлтый кружок в клеточку изображал <text:span text:style-name="T7">н</text:span>а флажке земной шар, над которым застыл в полёте жёлтый голубь, а ещё выше жёлтопечатные буквы слагались в: «миру — мир!»</text:p>
      <text:p text:style-name="P10">Конечно, читать я тогда ещё не умел, но флажки эти оставались неизменными и долгие годы спустя.</text:p>
      <text:p text:style-name="P10">Потом впереди слышалась музыка, мы шли к ней и проходили мимо музыкантов с блестящими трубами и мимо высокого красного балкона, где стояли люди в фуражках, но у этого балкона почему-то совсем не было дома...</text:p>
      <text:p text:style-name="P10"/>
      <text:p text:style-name="P10">После какого-то из Первомаев меня потянуло к искусству; захотелось нарисовать праздник.</text:p>
      <text:p text:style-name="P10">Бабушка дала мне лист бумаги <text:span text:style-name="T6">в клеточку</text:span> и карандаш.</text:p>
      <text:p text:style-name="P10">В центре листа я нарисовал большой шарик на ниточке. Выглядело неплохо — празднично, но захотелось больше; захотелось, чтоб праздник был во всём мире, поэтому сбоку от шарика я нарисовал забор, за которым уже не наши, а немцы и другие враги из киножурнала в Доме <text:soft-page-break/>офицеров.</text:p>
      <text:p text:style-name="P10">Ну, ладно, немцы, пусть и у вас будет праздник!</text:p>
      <text:p text:style-name="P10">И я пририсовал ещё один шарик на ниточке идущей из-за забора.</text:p>
      <text:p text:style-name="P10">А чтобы шарики не перепутались, <text:s/>и для понятности кто где празднует, на вражьем шарике я нарисовал крест, полюбовался своим художеством и побежал показать <text:span text:style-name="T7">его </text:span>для начала бабушке.</text:p>
      <text:p text:style-name="P10">Она не сразу разобралась что к чему, пришлось объяснять рисунок. <text:span text:style-name="T9">Но когда я дошёл до места, что пусть и у немцев будет праздник — жалко, что ли? — она меня строго отругала и сказала, что из-за моих крестов папу арестуют и увезут «чёрным воронком»; этого, что ли я хочу?</text:span></text:p>
      <text:p text:style-name="P1">Мне жалко было папу и страшно <text:span text:style-name="T1">остаться </text:span>без него, я расплакался и смял злосчастный рисунок, а потом побежал в ванную и сунул его за чугунную дверцу титана, где зажигали огонь, когда грелась вода для купания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7T20:17:59.618367095</meta:creation-date>
    <dc:date>2017-02-27T20:18:10.550481063</dc:date>
    <dc:creator>sehrguey </dc:creator>
    <meta:editing-duration>PT11S</meta:editing-duration>
    <meta:editing-cycles>1</meta:editing-cycles>
    <meta:document-statistic meta:table-count="0" meta:image-count="0" meta:object-count="0" meta:page-count="3" meta:paragraph-count="43" meta:word-count="1151" meta:character-count="7112" meta:non-whitespace-character-count="5980"/>
    <meta:generator>LibreOffice/4.3.3.2$Linux_x86 LibreOffice_project/430m0$Build-2</meta:generator>
  </office:meta>
</office:document-meta>
</file>